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b2c2" officeooo:paragraph-rsid="0014b2c2"/>
    </style:style>
    <style:style style:name="P2" style:family="paragraph" style:parent-style-name="Standard">
      <style:text-properties officeooo:rsid="0017fb48" officeooo:paragraph-rsid="0017fb48"/>
    </style:style>
    <style:style style:name="P3" style:family="paragraph" style:parent-style-name="Standard">
      <style:text-properties officeooo:rsid="001cf1b2" officeooo:paragraph-rsid="001cf1b2"/>
    </style:style>
    <style:style style:name="P4" style:family="paragraph" style:parent-style-name="Standard">
      <style:text-properties officeooo:rsid="001d8d1d" officeooo:paragraph-rsid="001d8d1d"/>
    </style:style>
    <style:style style:name="P5" style:family="paragraph" style:parent-style-name="Standard">
      <style:text-properties officeooo:rsid="0020428b" officeooo:paragraph-rsid="0020428b"/>
    </style:style>
    <style:style style:name="P6" style:family="paragraph" style:parent-style-name="Standard">
      <style:text-properties officeooo:rsid="00223ce8" officeooo:paragraph-rsid="00223ce8"/>
    </style:style>
    <style:style style:name="P7" style:family="paragraph" style:parent-style-name="Standard">
      <style:text-properties officeooo:rsid="00234957" officeooo:paragraph-rsid="00234957"/>
    </style:style>
    <style:style style:name="P8" style:family="paragraph" style:parent-style-name="Standard">
      <style:text-properties officeooo:rsid="0024a15a" officeooo:paragraph-rsid="0024a15a"/>
    </style:style>
    <style:style style:name="P9" style:family="paragraph" style:parent-style-name="Standard">
      <style:text-properties officeooo:rsid="00274959" officeooo:paragraph-rsid="00274959"/>
    </style:style>
    <style:style style:name="P10" style:family="paragraph" style:parent-style-name="Standard">
      <style:text-properties officeooo:rsid="0027da92" officeooo:paragraph-rsid="0027da92"/>
    </style:style>
    <style:style style:name="P11" style:family="paragraph" style:parent-style-name="Standard">
      <style:text-properties officeooo:rsid="0028295e" officeooo:paragraph-rsid="0028295e"/>
    </style:style>
    <style:style style:name="P12" style:family="paragraph" style:parent-style-name="Standard">
      <style:text-properties officeooo:rsid="002aa9fd" officeooo:paragraph-rsid="002aa9fd"/>
    </style:style>
    <style:style style:name="P13" style:family="paragraph" style:parent-style-name="Standard">
      <style:text-properties officeooo:rsid="002f8df3" officeooo:paragraph-rsid="002f8df3"/>
    </style:style>
    <style:style style:name="P14" style:family="paragraph" style:parent-style-name="Standard">
      <style:text-properties officeooo:rsid="002f8df3" officeooo:paragraph-rsid="00352644"/>
    </style:style>
    <style:style style:name="P15" style:family="paragraph" style:parent-style-name="Standard">
      <style:text-properties officeooo:paragraph-rsid="002f8df3"/>
    </style:style>
    <style:style style:name="P16" style:family="paragraph" style:parent-style-name="Standard">
      <style:text-properties officeooo:rsid="00444d0e" officeooo:paragraph-rsid="00444d0e"/>
    </style:style>
    <style:style style:name="P17" style:family="paragraph" style:parent-style-name="Standard">
      <style:text-properties officeooo:rsid="004668d3" officeooo:paragraph-rsid="004668d3"/>
    </style:style>
    <style:style style:name="P18" style:family="paragraph" style:parent-style-name="Standard">
      <style:text-properties officeooo:rsid="004b9120" officeooo:paragraph-rsid="004b9120"/>
    </style:style>
    <style:style style:name="P19" style:family="paragraph" style:parent-style-name="Standard">
      <style:text-properties officeooo:rsid="004bdf90" officeooo:paragraph-rsid="004bdf90"/>
    </style:style>
    <style:style style:name="P20" style:family="paragraph" style:parent-style-name="Standard">
      <style:text-properties officeooo:rsid="004c5cbb" officeooo:paragraph-rsid="004c5cbb"/>
    </style:style>
    <style:style style:name="P21" style:family="paragraph" style:parent-style-name="Standard">
      <style:text-properties officeooo:rsid="004d6ca2" officeooo:paragraph-rsid="004d6ca2"/>
    </style:style>
    <style:style style:name="P22" style:family="paragraph" style:parent-style-name="Text_20_body">
      <style:text-properties officeooo:rsid="004668d3" officeooo:paragraph-rsid="004668d3"/>
    </style:style>
    <style:style style:name="T1" style:family="text">
      <style:text-properties officeooo:rsid="0018aad1"/>
    </style:style>
    <style:style style:name="T2" style:family="text">
      <style:text-properties officeooo:rsid="001ed895"/>
    </style:style>
    <style:style style:name="T3" style:family="text">
      <style:text-properties officeooo:rsid="002265ed"/>
    </style:style>
    <style:style style:name="T4" style:family="text">
      <style:text-properties officeooo:rsid="00265bba"/>
    </style:style>
    <style:style style:name="T5" style:family="text">
      <style:text-properties officeooo:rsid="00282a91"/>
    </style:style>
    <style:style style:name="T6" style:family="text">
      <style:text-properties officeooo:rsid="002da2fb"/>
    </style:style>
    <style:style style:name="T7" style:family="text">
      <style:text-properties officeooo:rsid="002f8df3"/>
    </style:style>
    <style:style style:name="T8" style:family="text">
      <style:text-properties officeooo:rsid="0030b0cd"/>
    </style:style>
    <style:style style:name="T9" style:family="text">
      <style:text-properties officeooo:rsid="00327bae"/>
    </style:style>
    <style:style style:name="T10" style:family="text">
      <style:text-properties officeooo:rsid="00352644"/>
    </style:style>
    <style:style style:name="T11" style:family="text">
      <style:text-properties officeooo:rsid="00373517"/>
    </style:style>
    <style:style style:name="T12" style:family="text">
      <style:text-properties fo:color="#df3434" fo:font-size="13.5pt" fo:font-weight="bold"/>
    </style:style>
    <style:style style:name="T13" style:family="text">
      <style:text-properties fo:font-size="13.5pt"/>
    </style:style>
    <style:style style:name="T14" style:family="text">
      <style:text-properties style:font-size-asian="13.5pt"/>
    </style:style>
    <style:style style:name="T15" style:family="text">
      <style:text-properties officeooo:rsid="0039f894"/>
    </style:style>
    <style:style style:name="T16" style:family="text">
      <style:text-properties officeooo:rsid="003e2e7e"/>
    </style:style>
    <style:style style:name="T17" style:family="text">
      <style:text-properties officeooo:rsid="004245a3"/>
    </style:style>
    <style:style style:name="T18" style:family="text">
      <style:text-properties officeooo:rsid="004385d6"/>
    </style:style>
    <style:style style:name="T19" style:family="text">
      <style:text-properties officeooo:rsid="004526f7"/>
    </style:style>
    <style:style style:name="T20" style:family="text">
      <style:text-properties fo:color="#ff6600"/>
    </style:style>
    <style:style style:name="T21" style:family="text">
      <style:text-properties officeooo:rsid="004bdf90"/>
    </style:style>
    <style:style style:name="T22" style:family="text">
      <style:text-properties officeooo:rsid="004c5cbb"/>
    </style:style>
    <style:style style:name="T23" style:family="text">
      <style:text-properties officeooo:rsid="004d6ca2"/>
    </style:style>
    <style:style style:name="T24" style:family="text">
      <style:text-properties officeooo:rsid="004fa473"/>
    </style:style>
    <style:style style:name="T25" style:family="text">
      <style:text-properties officeooo:rsid="0050c6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u:</text:p>
      <text:p text:style-name="P1">变更用户账号，除了超级用户以外，其他的用户变更账户都需要输入相应的密码</text:p>
      <text:p text:style-name="P2">2.chmod – 修改文件或者目录的权限：</text:p>
      <text:p text:style-name="P2"><text:tab/>修改权限有两种方法：chmod xxx filename|dirname</text:p>
      <text:p text:style-name="P2"><text:tab/><text:tab/><text:tab/><text:tab/><text:tab/><text:tab/>chmod (u,g,o,a)+=- filename|dirname</text:p>
      <text:p text:style-name="P2"><text:tab/>-<text:span text:style-name="T1">R参数可以使我们对目录下的所有的文件执行同样的操作,但是我们需要知道，这种修改截止至第一<text:tab/>层子目录，不深入至子目录内</text:span></text:p>
      <text:p text:style-name="P3">3.chown: - 文件的所有者修改，更改一个或者多个文件的拥有者</text:p>
      <text:p text:style-name="P3"><text:tab/>-R:递归处理也是不深入至第一层子目录，修改效果截止至当前子目录</text:p>
      <text:p text:style-name="P4">4.ps:现实目前包含其他使用者的进程 -law / -<text:span text:style-name="T16">aux <text:s/>(打开所有的进程，可以查看不同的shell之间的进程)</text:span></text:p>
      <text:p text:style-name="P4"><text:tab/>-l:长列表现实</text:p>
      <text:p text:style-name="P4"><text:tab/>-a:现实所有的进程</text:p>
      <text:p text:style-name="P4"><text:s/><text:tab/>-<text:span text:style-name="T2">w:加宽现实更多信息</text:span></text:p>
      <text:p text:style-name="P4">PID:<text:span text:style-name="T6">进程的ID，我们可以根据进程的ID来用kill选择终止进程</text:span></text:p>
      <text:p text:style-name="P4">UID:进程执行者的ID</text:p>
      <text:p text:style-name="P4">PPID:父进程的ID</text:p>
      <text:p text:style-name="P5">TIME:进程到目前为止执行的时间</text:p>
      <text:p text:style-name="P6">CMD:进程的名字</text:p>
      <text:p text:style-name="P6">TTY:进程执行的终端</text:p>
      <text:p text:style-name="P6"><text:tab/>tty:<text:span text:style-name="T3">Ctrl+alt+f1~f7（f1~f6是文字界面，f7是图形界面）</text:span></text:p>
      <text:p text:style-name="P6"><text:tab/>pty:虚拟终端</text:p>
      <text:p text:style-name="P6"><text:tab/>pts:我打开一个电脑上的终端就是pts/<text:span text:style-name="T3">0,再打开就是pts/1，一次类推</text:span></text:p>
      <text:p text:style-name="P7">5.who:现实当前有哪些用户登录了电脑</text:p>
      <text:p text:style-name="P8">6.top:进程实时监控命令</text:p>
      <text:p text:style-name="P8"><text:tab/>在top中直接输入k后再输入PID<text:span text:style-name="T4">，输入回车后可以终止进程，不用在打开terminal输入kill</text:span></text:p>
      <text:p text:style-name="P9">7.free – 查看物理内存</text:p>
      <text:p text:style-name="P10">8.kill：Ctrl+C可以终止一个前台进程，也可以用kill</text:p>
      <text:p text:style-name="P10"><text:tab/>但是我们需要知道，kill命令只能中断属于执行kill命令的用户的进程，否则会报错</text:p>
      <text:p text:style-name="P10"><text:tab/>并且，我们的要删除用户的话必须要将用户使用的进程全部kill掉把之前用户打开的终端也关掉才<text:tab/>可以userdel</text:p>
      <text:p text:style-name="P10"><text:tab/>我们的后台运行的时候，会返回一个<text:span text:style-name="T5">[n]这里的n不是代表进程编号，这里的n代表作业编号，我们<text:tab/>想要中止作业的话，可以采用kill %n来实现中止作业</text:span></text:p>
      <text:p text:style-name="P10"><text:tab/>作业我们可以理解为一种不在前台运行的进程</text:p>
      <text:p text:style-name="P11">9.&amp;：进程和作业控制命令:在命令的末尾代表我们将命令送到后台去执行</text:p>
      <text:p text:style-name="P12">10.输入输出重定向：</text:p>
      <text:p text:style-name="P12"><text:tab/>首先我们需要了解一下文件描述符，我们的Linux中默认的有四种文件描述符，<text:span text:style-name="T17">0,1,2,3，其中0代表标准输入，1代表标准输出，2代表标准错误，我们还可以认为自定义文件描述符，其实文件描述符有点类似于我们的变量的引用，我们在可以再/proc/self/fd中可以查看我们的现有的文件描述符</text:span></text:p>
      <text:p text:style-name="P12"><text:tab/>exec <text:span text:style-name="T17">n&gt;filename:代表我们给filename加了一个n的文件描述符，一个文件可以有多个文件描述符</text:span></text:p>
      <text:p text:style-name="P12"><text:tab/>撤销文件描述符使用语句<text:span text:style-name="T18">exec n&gt;&amp;-</text:span></text:p>
      <text:p text:style-name="P12"><text:tab/>之后我们进行重定向的时候</text:p>
      <text:p text:style-name="P12"><text:tab/>我们还需要知道/dev/<text:span text:style-name="T18">null</text:span></text:p>
      <text:p text:style-name="P16">|:管道重定向，前一个命令的输出连接到下一个命令的标准输入</text:p>
      <text:p text:style-name="P16">&gt;:将命令的标准输出写入文件或者设备，而不是默认的标准输出(终端屏幕)</text:p>
      <text:p text:style-name="P16">&lt;:从文件而不是默认的标准输入(键盘)读入数据</text:p>
      <text:p text:style-name="P16">&gt;&gt;:将命令的输出追加到文件末尾而不是删除文件再建立</text:p>
      <text:p text:style-name="P16">&gt;&amp;n:将输出写入句柄<text:span text:style-name="T19">&amp;n – 连接到我们的一个文件中，写入文件</text:span></text:p>
      <text:p text:style-name="P17"><text:soft-page-break/>&lt;&amp;n:</text:p>
      <text:p text:style-name="P22"><text:span text:style-name="Strong_20_Emphasis"><text:span text:style-name="T20">0表示标准输入</text:span></text:span><text:line-break/><text:span text:style-name="Strong_20_Emphasis"><text:span text:style-name="T20">1表示标准输出</text:span></text:span><text:line-break/><text:span text:style-name="Strong_20_Emphasis"><text:span text:style-name="T20">2表示标准错误输出</text:span></text:span></text:p>
      <text:p text:style-name="Text_20_body"><text:span text:style-name="Strong_20_Emphasis"><text:span text:style-name="T20">&gt;默认为标准输出重定向，与 1&gt;相同</text:span></text:span></text:p>
      <text:p text:style-name="Text_20_body"><text:line-break/><text:span text:style-name="Strong_20_Emphasis"><text:span text:style-name="T20">2&gt;&amp;1意思是把 标准错误输出 重定向到 标准输出.</text:span></text:span></text:p>
      <text:p text:style-name="Text_20_body"><text:line-break/><text:span text:style-name="Strong_20_Emphasis"><text:span text:style-name="T20">&amp;&gt;file意思是把 标准输出 和 标准错误输出 都重定向到文件file中</text:span></text:span></text:p>
      <text:p text:style-name="Text_20_body"><text:line-break/><text:span text:style-name="Strong_20_Emphasis"><text:span text:style-name="T20">2&gt;&amp;1 &gt; file 把错误出定向到标准输出（此时标准输出为终端,所以输出到终端）， 标准输出定位到文件</text:span></text:span></text:p>
      <text:p text:style-name="Text_20_body"><text:span text:style-name="Strong_20_Emphasis"><text:span text:style-name="T20">&gt; file 2&gt;&amp;1 把标准输出定位到文件，错误输出到标准输出（此时标准输出指向文件，所以输出到文件）</text:span></text:span></text:p>
      <text:p text:style-name="P17"><text:line-break/>"2&gt;&amp;1 &gt; file"和 "&gt; file 2&gt;&amp;1"区别？<text:line-break/>1.php test.php 2&gt;&amp;1 &gt; file ：错误输出到终端，标准输出被重定向到文件file。<text:line-break/>2.php test.php &gt; file 2&gt;&amp;1 ：标准输出被重定向到文件file，然后错误输出也重定向到和标准输出一样，所以错误也输出到文件file。</text:p>
      <text:p text:style-name="P17"/>
      <text:p text:style-name="P22">基本IO</text:p>
      <text:p text:style-name="Text_20_body">　　cmd &gt; file 把 stdout 重定向到 file 文件中；</text:p>
      <text:p text:style-name="Text_20_body">　　cmd &gt;&gt; file 把 stdout 重定向到 file 文件中(追加)；</text:p>
      <text:p text:style-name="Text_20_body">　　cmd 1&gt; fiel 把 stdout 重定向到 file 文件中；</text:p>
      <text:p text:style-name="Text_20_body">　　cmd &gt; file 2&gt;&amp;1 把 stdout 和 stderr 一起重定向到 file 文件中；</text:p>
      <text:p text:style-name="Text_20_body">　　cmd 2&gt; file 把 stderr 重定向到 file 文件中；</text:p>
      <text:p text:style-name="Text_20_body">　　cmd 2&gt;&gt; file 把 stderr 重定向到 file 文件中(追加)；</text:p>
      <text:p text:style-name="Text_20_body">　　cmd &gt;&gt; file 2&gt;&amp;1 把 stderr 和 stderr 一起重定向到 file 文件中(追加)；</text:p>
      <text:p text:style-name="Text_20_body">　　cmd &lt; file &gt;file2 cmd 命令以 file 文件作为 stdin，以 file2 文件作为 stdout；</text:p>
      <text:p text:style-name="Text_20_body">　　cat &lt;&gt;file 以读写的方式打开 file；</text:p>
      <text:p text:style-name="Text_20_body">　　cmd &lt; file cmd 命令以 file 文件作为 stdin；</text:p>
      <text:p text:style-name="Text_20_body">　　cmd &lt;&lt; delimiter Here document，从 stdin 中读入，直至遇到 delimiter 分界符。</text:p>
      <text:p text:style-name="P18">这里一定要区分：</text:p>
      <text:p text:style-name="P18">exec n<text:span text:style-name="T21">&gt;</text:span>filename <text:s text:c="3"/>/ <text:s text:c="3"/>exec n<text:span text:style-name="T21">&lt;</text:span>filename <text:s text:c="4"/>/ <text:s text:c="4"/><text:span text:style-name="T22">exec n&lt;&gt;filename</text:span></text:p>
      <text:p text:style-name="P18"><text:soft-page-break/>前者代表我们声明一个文件描述符n来代表filename文件，我们引用n来重定向到filename是一个输入文件描述符，不能充当输出文件描述符，意思就是我们只能&gt;&amp;n，不能&lt;&amp;n，n只能被动的接收外来输入,用的时候只能用<text:span text:style-name="T21">&gt;&amp;</text:span></text:p>
      <text:p text:style-name="P19">后者用的时候只能用&lt;&amp;,代表一个输出文件描述符，我们引用这个n只能用作将文件内容往外输出</text:p>
      <text:p text:style-name="P20">最后代表这个文件描述符可以让文件既当做输入设备也可以当做输出设备</text:p>
      <text:p text:style-name="P12"/>
      <text:p text:style-name="P12"/>
      <text:p text:style-name="P12"><text:span text:style-name="T24">×××××</text:span>小心<text:span text:style-name="T23">&gt;&amp;必须连写××××××</text:span></text:p>
      <text:p text:style-name="P21"><text:span text:style-name="T24">？？？？？？</text:span>为什么&gt;&gt;&amp;n写法是错误的<text:span text:style-name="T24">？？？？？？</text:span></text:p>
      <text:p text:style-name="P12"/>
      <text:p text:style-name="P12">11.后台运行:</text:p>
      <text:p text:style-name="P13"><text:tab/>首先我们需要知道，在Linux中不同的终端属于不同的进程<text:span text:style-name="T8">，所以说我们的不同人的shell之间是<text:tab/>不会相互干扰的,我们在Linux中可以将进程放在后台运行，但是我们需要知道，放在后台的程序还<text:tab/>是会将输出显示在我们的屏幕上，如果我们想要在后台程序运行期间，在终端执行其他的进程，我<text:tab/>们可以讲输出结果重定向到被的文件，将默认的标准输出文件转到我们的自定义文件，之后可以<text:tab/>继续自己的下一个要执行的进程</text:span></text:p>
      <text:p text:style-name="P14"><text:tab/><text:span text:style-name="T9">fg %作业号:</text:span><text:tab/>将后台的进程调到前台执行</text:p>
      <text:p text:style-name="P13"><text:tab/>bg %作业号<text:span text:style-name="T10">：后台执行作业号进程</text:span></text:p>
      <text:p text:style-name="P13"><text:tab/>disown -h / -ah / -rh %作业号<text:span text:style-name="T15">：如果我们忘记输入nohup之类的还想要程序实现一直咋后台运行，<text:tab/><text:tab/>我们可以用该方法实现和nohup一样的效果</text:span></text:p>
      <text:p text:style-name="P15"><text:span text:style-name="T7"><text:tab/>nohup / setsid：用在执行命令之前，写在命令的开头，表示父进程死掉之后子进程依旧在后台运行，<text:tab/><text:tab/>nohup的工作原理是使当前进程忽略UDP指令从而不被杀死，setsid表示将子进程移除当前父<text:tab/><text:tab/>进程的作业队列至init进程，所以可以实现后台持续进行</text:span><text:a xlink:type="simple" xlink:href="http://lib.csdn.net/base/linux" office:target-frame-name="_blank" xlink:show="new" text:style-name="Internet_20_link" text:visited-style-name="Visited_20_Internet_20_Link"><text:span text:style-name="T12">Linux</text:span></text:a><text:span text:style-name="T13"> 0</text:span><text:span text:style-name="T14">号进程和</text:span><text:span text:style-name="T13">1</text:span><text:span text:style-name="T14">号</text:span><text:span text:style-name="T13">init</text:span><text:span text:style-name="T14">进<text:tab/><text:tab/>程进程</text:span><text:span text:style-name="T13">0</text:span><text:span text:style-name="T14">：</text:span><text:span text:style-name="T13">Linux</text:span><text:span text:style-name="T14">引导中创建的第一个进程，完成加载系统后，演变为进程<text:tab/><text:tab/>调度、交换及存储管理进程进程</text:span><text:span text:style-name="T13">1</text:span><text:span text:style-name="T14">：</text:span><text:span text:style-name="T13">init </text:span><text:span text:style-name="T14">进程，由</text:span><text:span text:style-name="T13">0</text:span><text:span text:style-name="T14">进程创建，完成系统的<text:tab/><text:tab/>初始化</text:span><text:span text:style-name="T13">. </text:span><text:span text:style-name="T14">是系统中所有其它用户进程的祖先进程</text:span></text:p>
      <text:p text:style-name="P13"><text:tab/><text:span text:style-name="T9">&amp;：我们在每个命令的后面输入&amp;之后表示该进程在后台执行，会显示进程的作业号[n]</text:span></text:p>
      <text:p text:style-name="P13"><text:tab/>Ctrl<text:span text:style-name="T9">+Z：手动挂起当前的进程并暂停于后台处，等待打开</text:span></text:p>
      <text:p text:style-name="P13"><text:tab/>ps:查询进程</text:p>
      <text:p text:style-name="P13"><text:tab/><text:span text:style-name="T10">jobs:查询后台的作业</text:span></text:p>
      <text:p text:style-name="P13"><text:tab/><text:span text:style-name="T10">top:打开任务管理器</text:span></text:p>
      <text:p text:style-name="P13"><text:tab/><text:span text:style-name="T10">kill:杀死进程</text:span></text:p>
      <text:p text:style-name="P13">我们需要了解<text:span text:style-name="T11">，如果我们的进程躲避在父进程之外，如果父进程被关闭，我们就失去了作业号但是我们可以根据PID来杀死这个后台运行的进程，更多控制这类进程的方法日后学习attach命令就有所了解</text:span></text:p>
      <text:p text:style-name="P11"/>
      <text:p text:style-name="P11"/>
      <text:p text:style-name="P11"/>
      <text:p text:style-name="P11"><text:tab/></text:p>
      <text:p text:style-name="P10"/>
      <text:p text:style-name="P7"/>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20:15:49.928639521</meta:creation-date>
    <meta:generator>LibreOffice/5.1.4.2$Linux_X86_64 LibreOffice_project/10m0$Build-2</meta:generator>
    <dc:date>2017-02-27T12:43:03.450250680</dc:date>
    <meta:editing-duration>PT4H44M16S</meta:editing-duration>
    <meta:editing-cycles>47</meta:editing-cycles>
    <meta:document-statistic meta:table-count="0" meta:image-count="0" meta:object-count="0" meta:page-count="3" meta:paragraph-count="83" meta:word-count="2272" meta:character-count="3272" meta:non-whitespace-character-count="3016"/>
  </office:meta>
</office:document-meta>
</file>